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 officeooo:paragraph-rsid="001938fd"/>
    </style:style>
    <style:style style:name="P4" style:family="paragraph" style:parent-style-name="Standard">
      <style:text-properties officeooo:rsid="001938fd" officeooo:paragraph-rsid="001fb6a2"/>
    </style:style>
    <style:style style:name="P5" style:family="paragraph" style:parent-style-name="Standard">
      <style:text-properties officeooo:rsid="001938fd" officeooo:paragraph-rsid="00228f9e"/>
    </style:style>
    <style:style style:name="P6" style:family="paragraph" style:parent-style-name="Standard">
      <style:text-properties officeooo:rsid="001938fd"/>
    </style:style>
    <style:style style:name="P7" style:family="paragraph" style:parent-style-name="Standard">
      <style:text-properties officeooo:rsid="001fb6a2" officeooo:paragraph-rsid="001fb6a2"/>
    </style:style>
    <style:style style:name="P8" style:family="paragraph" style:parent-style-name="Standard">
      <style:text-properties officeooo:rsid="0021c46f" officeooo:paragraph-rsid="0021c46f"/>
    </style:style>
    <style:style style:name="P9" style:family="paragraph" style:parent-style-name="Standard">
      <style:text-properties officeooo:rsid="00228f9e" officeooo:paragraph-rsid="00228f9e"/>
    </style:style>
    <style:style style:name="P10" style:family="paragraph" style:parent-style-name="Standard">
      <style:text-properties officeooo:rsid="00237297" officeooo:paragraph-rsid="00228f9e"/>
    </style:style>
    <style:style style:name="P11" style:family="paragraph" style:parent-style-name="Standard">
      <style:text-properties officeooo:rsid="00237297" officeooo:paragraph-rsid="00228f9e"/>
    </style:style>
    <style:style style:name="T1" style:family="text">
      <style:text-properties officeooo:rsid="001aa7a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2" draw:name="Object1" text:anchor-type="as-char" svg:y="-0.393cm" svg:width="3.732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393cm" svg:width="3.572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5"><draw:frame draw:style-name="fr2" draw:name="Object23" text:anchor-type="as-char" svg:y="-0.393cm" svg:width="3.859cm" svg:height="0.49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7">Formler:</text:p>
      <text:p text:style-name="P7"/>
      <text:p text:style-name="P7"><draw:frame draw:style-name="fr2" draw:name="Object16" text:anchor-type="as-char" svg:y="-0.393cm" svg:width="2.316cm" svg:height="0.563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draw:frame draw:style-name="fr2" draw:name="Object17" text:anchor-type="as-char" svg:y="-0.393cm" svg:width="2.316cm" svg:height="0.56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7"><draw:frame draw:style-name="fr2" draw:name="Object18" text:anchor-type="as-char" svg:y="-0.393cm" svg:width="3.475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7">Udregniner:</text:p>
      <text:p text:style-name="P2"/>
      <text:p text:style-name="P2"><draw:frame draw:style-name="fr2" draw:name="Object4" text:anchor-type="as-char" svg:y="-0.393cm" svg:width="5.318cm" svg:height="0.49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ct5" text:anchor-type="as-char" svg:y="-0.393cm" svg:width="5.318cm" svg:height="0.492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2" draw:name="Object6" text:anchor-type="as-char" svg:y="-0.393cm" svg:width="2.748cm" svg:height="0.492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2" draw:name="Object7" text:anchor-type="as-char" svg:y="-0.644cm" svg:width="1.85cm" svg:height="1.046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2" draw:name="Object8" text:anchor-type="as-char" svg:y="-0.393cm" svg:width="1.499cm" svg:height="0.492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2" draw:name="Object10" text:anchor-type="as-char" svg:y="-0.393cm" svg:width="3.896cm" svg:height="0.49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2" draw:name="Object9" text:anchor-type="as-char" svg:y="-0.393cm" svg:width="1.528cm" svg:height="0.49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2" draw:name="Object11" text:anchor-type="as-char" svg:y="-0.393cm" svg:width="2.792cm" svg:height="0.513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3">b<text:span text:style-name="T1">)</text:span></text:p>
      <text:p text:style-name="P3"/>
      <text:p text:style-name="P7">Formler:</text:p>
      <text:p text:style-name="P7"/>
      <text:p text:style-name="P3"><draw:frame draw:style-name="fr2" draw:name="Object14" text:anchor-type="as-char" svg:y="-0.393cm" svg:width="2.328cm" svg:height="0.563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2" draw:name="Object15" text:anchor-type="as-char" svg:y="-0.393cm" svg:width="1.931cm" svg:height="0.49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><draw:frame draw:style-name="fr2" draw:name="Object13" text:anchor-type="as-char" svg:y="-0.714cm" svg:width="3.112cm" svg:height="1.212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oft-page-break/></text:p>
      <text:p text:style-name="P7">Udregninger:</text:p>
      <text:p text:style-name="P3"/>
      <text:p text:style-name="P4"><draw:frame draw:style-name="fr2" draw:name="Object3" text:anchor-type="as-char" svg:y="-0.393cm" svg:width="3.859cm" svg:height="0.492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3"><draw:frame draw:style-name="fr2" draw:name="Object12" text:anchor-type="as-char" svg:y="-0.393cm" svg:width="5.263cm" svg:height="0.563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2" draw:name="Object19" text:anchor-type="as-char" svg:y="-0.667cm" svg:width="7.033cm" svg:height="1.18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<draw:frame draw:style-name="fr2" draw:name="Object20" text:anchor-type="as-char" svg:y="-0.393cm" svg:width="1.732cm" svg:height="0.49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8">c)</text:p>
      <text:p text:style-name="P8"/>
      <text:p text:style-name="P8"><draw:frame draw:style-name="fr2" draw:name="Object21" text:anchor-type="as-char" svg:y="-0.446cm" svg:width="3.99cm" svg:height="0.56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9">d)</text:p>
      <text:p text:style-name="P5"/>
      <text:p text:style-name="P5"><draw:frame draw:style-name="fr2" draw:name="Object22" text:anchor-type="as-char" svg:y="-0.393cm" svg:width="3.859cm" svg:height="0.49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/>
      <text:p text:style-name="P10"><draw:frame draw:style-name="fr2" draw:name="Object27" text:anchor-type="as-char" svg:y="-0.393cm" svg:width="2.332cm" svg:height="0.492cm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/>
      <text:p text:style-name="P10"><draw:frame draw:style-name="fr2" draw:name="Object24" text:anchor-type="as-char" svg:y="-0.393cm" svg:width="4.203cm" svg:height="0.513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2" draw:name="Object25" text:anchor-type="as-char" svg:y="-0.446cm" svg:width="5.495cm" svg:height="0.56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2" draw:name="Object26" text:anchor-type="as-char" svg:y="-0.446cm" svg:width="6.117cm" svg:height="0.568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0"><draw:frame draw:style-name="fr2" draw:name="Object30" text:anchor-type="as-char" svg:y="-0.446cm" svg:width="5.327cm" svg:height="0.568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2" draw:name="Object28" text:anchor-type="as-char" svg:y="-0.446cm" svg:width="5.412cm" svg:height="0.568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10"><draw:frame draw:style-name="fr2" draw:name="Object29" text:anchor-type="as-char" svg:y="-0.446cm" svg:width="10.908cm" svg:height="0.547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10"><draw:frame draw:style-name="fr2" draw:name="Object31" text:anchor-type="as-char" svg:y="-0.446cm" svg:width="5.928cm" svg:height="0.54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0"/>
      <text:p text:style-name="P10"><draw:frame draw:style-name="fr1" draw:name="Object32" text:anchor-type="as-char" svg:y="-0.446cm" svg:width="5.872cm" svg:height="0.568cm" draw:z-index="31"><draw:object xlink:href="./Object 32" xlink:type="simple" xlink:show="embed" xlink:actuate="onLoad"/><draw:image xlink:href="./ObjectReplacements/Object 3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0:31:38.190953117</meta:creation-date>
    <dc:date>2022-03-24T13:27:51.974214438</dc:date>
    <meta:editing-duration>PT2H39M29S</meta:editing-duration>
    <meta:editing-cycles>7</meta:editing-cycles>
    <meta:generator>LibreOffice/7.3.1.3$Linux_X86_64 LibreOffice_project/30$Build-3</meta:generator>
    <meta:document-statistic meta:table-count="0" meta:image-count="0" meta:object-count="32" meta:page-count="2" meta:paragraph-count="41" meta:word-count="14" meta:character-count="103" meta:non-whitespace-character-count="96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0,3,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P = A = ( x_1,  y_1) = ( 0,3,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form="postfix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 x_1,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 = ( a, b ) = ( 0,3, 0,4 )</annotation>
  </semantics>
</math>
</file>

<file path=Object 2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= 0,36 sup 2
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  <mo stretchy="false">−</mo>
        <msup>
          <mn>0,36</mn>
          <mn>2</mn>
        </msup>
      </mrow>
      <mo stretchy="false">=</mo>
      <mn>0</mn>
    </mrow>
    <annotation encoding="StarMath 5.0">(x - 0,3) sup 2 + ( y - 0,4 ) sup 2 - 0,36 sup 2 = 0
</annotation>
  </semantics>
</math>
</file>

<file path=Object 27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  <mo stretchy="false">=</mo>
        <mrow>
          <msup>
            <mi>y</mi>
            <mn>2</mn>
          </msup>
          <mo stretchy="false">+</mo>
          <mn>0,16</mn>
          <mo stretchy="false">−</mo>
          <mn>0,8</mn>
        </mrow>
      </mrow>
      <mi>y</mi>
    </mrow>
    <annotation encoding="StarMath 5.0">( y - 0,4 ) sup 2  = y sup 2 + 0,16 - 0,8y</annotation>
  </semantics>
</math>
</file>

<file path=Object 29/content.xml><?xml version="1.0" encoding="utf-8"?>
<math xmlns="http://www.w3.org/1998/Math/MathML" display="block">
  <semantics>
    <mrow>
      <mrow>
        <msup>
          <mi>x</mi>
          <mn>2</mn>
        </msup>
        <mo stretchy="false">+</mo>
        <mn>0,36</mn>
        <mo stretchy="false">−</mo>
        <mn>0,6</mn>
      </mrow>
      <mrow>
        <mi>x</mi>
        <mo stretchy="false">+</mo>
        <msup>
          <mi>y</mi>
          <mn>2</mn>
        </msup>
        <mo stretchy="false">+</mo>
        <mn>0,16</mn>
        <mo stretchy="false">−</mo>
        <mn>0,8</mn>
      </mrow>
      <mrow>
        <mrow>
          <mi>y</mi>
          <mo stretchy="false">−</mo>
          <mn>0,1296</mn>
        </mrow>
        <mo stretchy="false">=</mo>
        <mrow>
          <mn>0,36</mn>
          <mo stretchy="false">+</mo>
          <mn>0,16</mn>
        </mrow>
      </mrow>
    </mrow>
    <annotation encoding="StarMath 5.0">x sup 2 + 0,36 - 0,6x + y sup 2 + 0,16 - 0,8y - 0,1296 = 0,36 + 0,16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=</mo>
        <mrow>
          <msup>
            <mi>x</mi>
            <mn>2</mn>
          </msup>
          <mo stretchy="false">+</mo>
          <mn>0,36</mn>
          <mo stretchy="false">−</mo>
          <mn>0,6</mn>
        </mrow>
      </mrow>
      <mi>x</mi>
    </mrow>
    <annotation encoding="StarMath 5.0">( x - 0,3 ) sup 2 = x sup 2 + 0,36 - 0,6x</annotation>
  </semantics>
</math>
</file>

<file path=Object 31/content.xml><?xml version="1.0" encoding="utf-8"?>
<math xmlns="http://www.w3.org/1998/Math/MathML" display="block">
  <semantics>
    <mrow>
      <mrow>
        <msup>
          <mi>x</mi>
          <mn>2</mn>
        </msup>
        <mo stretchy="false">−</mo>
        <mn>0,6</mn>
      </mrow>
      <mrow>
        <mi>x</mi>
        <mo stretchy="false">+</mo>
        <msup>
          <mi>y</mi>
          <mn>2</mn>
        </msup>
        <mo stretchy="false">−</mo>
        <mn>0,8</mn>
      </mrow>
      <mrow>
        <mi>y</mi>
        <mo stretchy="false">=</mo>
        <mn>0,1294</mn>
      </mrow>
    </mrow>
    <annotation encoding="StarMath 5.0">x sup 2 - 0,6x + y sup 2 - 0,8y = 0,1294	</annotation>
  </semantics>
</math>
</file>

<file path=Object 3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</mrow>
      <mo stretchy="false">=</mo>
      <mn>0,1294</mn>
    </mrow>
    <annotation encoding="StarMath 5.0">( x - 0,3 ) sup 2 + ( y - 0,4 ) sup 2 = 0,1294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